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Plasma</text:p>
          </table:table-cell>
          <table:table-cell table:style-name="ce1" office:value-type="string" calcext:value-type="string">
            <text:p>Diastolic</text:p>
          </table:table-cell>
          <table:table-cell table:style-name="ce1" office:value-type="string" calcext:value-type="string">
            <text:p>Triceps</text:p>
          </table:table-cell>
          <table:table-cell table:style-name="ce1" office:value-type="string" calcext:value-type="string">
            <text:p>2-Hour</text:p>
          </table:table-cell>
          <table:table-cell table:style-name="ce1" office:value-type="string" calcext:value-type="string">
            <text:p>Body</text:p>
          </table:table-cell>
          <table:table-cell table:style-name="ce1" office:value-type="string" calcext:value-type="string">
            <text:p>Diabetes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Clas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0.62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0.35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0.67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0.16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2.28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0.2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0.24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0.1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158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3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.6</text:p>
          </table:table-cell>
          <table:table-cell office:value-type="string" calcext:value-type="string">
            <text:p>0.19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0.53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1.44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0.39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0.587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48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0.55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0.25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43.3</text:p>
          </table:table-cell>
          <table:table-cell office:value-type="string" calcext:value-type="string">
            <text:p>0.18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0.52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0.70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0.38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0.45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0.26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0.25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0.20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0.25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0.48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" calcext:value-type="float">
            <text:p>145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0.24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0.33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0.54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0.85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0.26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0.18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0.5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96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0.4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0.66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0.5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1.39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0.27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0.2</text:p>
          </table:table-cell>
          <table:table-cell office:value-type="string" calcext:value-type="string">
            <text:p>0.69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0.23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0.72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.4</text:p>
          </table:table-cell>
          <table:table-cell office:value-type="string" calcext:value-type="string">
            <text:p>0.29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1.89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0.56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0.58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.1</text:p>
          </table:table-cell>
          <table:table-cell office:value-type="string" calcext:value-type="string">
            <text:p>0.34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0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0.49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0.52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0.34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0.467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0.71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2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0.25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0.96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1.78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0.17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0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0.27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58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0.69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0.25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0.20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0.85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0.84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0.33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0.18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0.86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0.4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0.58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0.2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0.39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0.14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0.39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0.37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0.27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30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0.14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0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0.76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0.23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0.22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0.69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0.17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0.3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0.15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0.16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0.25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0.44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0.26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0.27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0.7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0.25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0.13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0.32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0.35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49.7</text:p>
          </table:table-cell>
          <table:table-cell office:value-type="string" calcext:value-type="string">
            <text:p>0.32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1.22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0.17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0.26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0.28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0.93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0.80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0.20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0.28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0.33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0.24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0.19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5" calcext:value-type="float">
            <text:p>15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0.54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19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0.39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58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539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0.22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0.65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0.44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0.2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0.75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0.26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0.4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0.18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0.27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0.49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0.45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0.26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0.40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0.74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0.36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1.1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0.35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0.45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0.64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0.08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0.59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0.5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70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36.9</text:p>
          </table:table-cell>
          <table:table-cell office:value-type="string" calcext:value-type="string">
            <text:p>0.15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0.26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0.28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0.31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0.27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0.23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7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0.09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1.40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0.21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0.08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0.39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0.43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1.18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40.6</text:p>
          </table:table-cell>
          <table:table-cell office:value-type="string" calcext:value-type="string">
            <text:p>0.68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8" calcext:value-type="float">
            <text:p>18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.9</text:p>
          </table:table-cell>
          <table:table-cell office:value-type="string" calcext:value-type="string">
            <text:p>0.13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3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0.63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0.8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0.22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3" calcext:value-type="float">
            <text:p>163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0.81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0.29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0.20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0.16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0.36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0.74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0.72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0.25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0.70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0.4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0.49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0.18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0.54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0.7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0.67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0.3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9" calcext:value-type="float">
            <text:p>179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0.71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38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67.1</text:p>
          </table:table-cell>
          <table:table-cell office:value-type="string" calcext:value-type="string">
            <text:p>0.31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3" calcext:value-type="float">
            <text:p>14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0.19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.1</text:p>
          </table:table-cell>
          <table:table-cell office:value-type="string" calcext:value-type="string">
            <text:p>0.95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0.08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0.7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0.29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0.26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0.24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.9</text:p>
          </table:table-cell>
          <table:table-cell office:value-type="string" calcext:value-type="string">
            <text:p>0.74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0.6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1.32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0.64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0.36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0.14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0.37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0.38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0.57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0.13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0.39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0.18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0.67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0.90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0.1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0.87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0.23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0.78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0.23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0.32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0.40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0.60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0.15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0.28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4" calcext:value-type="float">
            <text:p>184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0.35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0.29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0.3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0.16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0.43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0.26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0.74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0.51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4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2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0.26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1.07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0.80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0.20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0.68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0.66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0.10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0.19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0.65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2.32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0.08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0.64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0.23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0.58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0.39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0.29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0.47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35.9</text:p>
          </table:table-cell>
          <table:table-cell office:value-type="string" calcext:value-type="string">
            <text:p>0.586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0.68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0.8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0.58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0.19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0.44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0.40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1.31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0.3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4" calcext:value-type="float">
            <text:p>184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21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25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0.42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0.28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0.14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38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0.28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0.24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0.23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0.92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0.54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0.55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0.09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25.9</text:p>
          </table:table-cell>
          <table:table-cell office:value-type="string" calcext:value-type="string">
            <text:p>0.6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1.35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0.29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76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0.6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0.20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0.22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0.99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0.93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.1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0.07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0.24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1.13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0.1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25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0.4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0.25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0.67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0.29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0.45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0.74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0.88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.9</text:p>
          </table:table-cell>
          <table:table-cell office:value-type="string" calcext:value-type="string">
            <text:p>0.33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35.9</text:p>
          </table:table-cell>
          <table:table-cell office:value-type="string" calcext:value-type="string">
            <text:p>0.28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0.26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0.16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0.25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0.64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0.61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0.80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0.3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0.26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6.9</text:p>
          </table:table-cell>
          <table:table-cell office:value-type="string" calcext:value-type="string">
            <text:p>0.43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0.75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43.3</text:p>
          </table:table-cell>
          <table:table-cell office:value-type="string" calcext:value-type="string">
            <text:p>1.22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0.61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0.25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0.69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0.33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0.52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0.41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0.84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83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0.42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0.15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2.9</text:p>
          </table:table-cell>
          <table:table-cell office:value-type="string" calcext:value-type="string">
            <text:p>0.20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20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0.21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0.32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0.14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1.39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0.8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0.31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0.60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0.43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0.62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.9</text:p>
          </table:table-cell>
          <table:table-cell office:value-type="string" calcext:value-type="string">
            <text:p>1.12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0.3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0.28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34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0.15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0.12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0.52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0.19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4</text:p>
          </table:table-cell>
          <table:table-cell office:value-type="string" calcext:value-type="string">
            <text:p>0.25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0.73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0.1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0.1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0.69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0.20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0.12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0.12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1.47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0.16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43.3</text:p>
          </table:table-cell>
          <table:table-cell office:value-type="string" calcext:value-type="string">
            <text:p>0.28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0.13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0.26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47.9</text:p>
          </table:table-cell>
          <table:table-cell office:value-type="string" calcext:value-type="string">
            <text:p>0.25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0.93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34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0.89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0.33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5.9</text:p>
          </table:table-cell>
          <table:table-cell office:value-type="string" calcext:value-type="string">
            <text:p>0.47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5.9</text:p>
          </table:table-cell>
          <table:table-cell office:value-type="string" calcext:value-type="string">
            <text:p>0.67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0.38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0.29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0.48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0.34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0.65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0.18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0.27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0.34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0.23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25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0.24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0.58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0.55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0.30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0.96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0.56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0.37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0.87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58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0.20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0.30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0.52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0.38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0.49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0.36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25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0.30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2" calcext:value-type="float">
            <text:p>102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0.23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38.4</text:p>
          </table:table-cell>
          <table:table-cell office:value-type="string" calcext:value-type="string">
            <text:p>2.13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7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0.54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0.22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0.8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0.52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0.29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0.5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0.23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1.02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0.82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23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0.94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1.26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0.22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0.20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66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.3</text:p>
          </table:table-cell>
          <table:table-cell office:value-type="string" calcext:value-type="string">
            <text:p>0.23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0.45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0.94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0.4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0.34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0.38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0.46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0.80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1.6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0.94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0.19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0.38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0.24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0.16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0.15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0.28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0.28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0.13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0.52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0.376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0.33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.9</text:p>
          </table:table-cell>
          <table:table-cell office:value-type="string" calcext:value-type="string">
            <text:p>1.19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0.70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0.67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0.5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1.07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0.25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0.53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0.25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1.09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0.55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0.62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0.21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0.5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0.5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40.6</text:p>
          </table:table-cell>
          <table:table-cell office:value-type="string" calcext:value-type="string">
            <text:p>0.49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0.42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0.51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0.26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5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0.32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40.6</text:p>
          </table:table-cell>
          <table:table-cell office:value-type="string" calcext:value-type="string">
            <text:p>0.2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0.23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0.10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0.55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5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0.1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.13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0.2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0.24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0.4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0.14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0.72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0.43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0.49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0.23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95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0.3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2.4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0.65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0.3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0.51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2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0.4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0.54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0.38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0.83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0.49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5" calcext:value-type="float">
            <text:p>175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0.21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0.68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0.36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37.6</text:p>
          </table:table-cell>
          <table:table-cell office:value-type="string" calcext:value-type="string">
            <text:p>1.00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5.9</text:p>
          </table:table-cell>
          <table:table-cell office:value-type="string" calcext:value-type="string">
            <text:p>0.46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0.73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0.41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0.70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0.25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.02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0.45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0.26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0.6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18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0.57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0.60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0.17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.8</text:p>
          </table:table-cell>
          <table:table-cell office:value-type="string" calcext:value-type="string">
            <text:p>0.25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0.2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0.1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0.23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0.71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0.46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5.9</text:p>
          </table:table-cell>
          <table:table-cell office:value-type="string" calcext:value-type="string">
            <text:p>0.16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0.41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0.34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0.19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0.30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0.2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0.6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0.36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0.53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1.15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0.29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0.55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0.6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0.29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0.14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1.14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0.30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0.29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0.54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5" calcext:value-type="float">
            <text:p>195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0.16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0.83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0.3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0.26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0.72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0.73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0.23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0.26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0.31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0.69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0.96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40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0.29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0.20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0.20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0.5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0.15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0.26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0.77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.6</text:p>
          </table:table-cell>
          <table:table-cell office:value-type="string" calcext:value-type="string">
            <text:p>0.30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0.18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0.58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18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0.30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8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0.65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0.15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0.44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0.29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0.10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0.49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0.66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0.7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0.68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0.91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0.50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1.25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0.30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0.19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0.73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0.8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0.96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0.66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0.54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0.82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0.15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0.36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0.42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1.03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0.16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0.34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0.68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4</text:p>
          </table:table-cell>
          <table:table-cell office:value-type="string" calcext:value-type="string">
            <text:p>0.20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0.59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0.24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0.42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36.9</text:p>
          </table:table-cell>
          <table:table-cell office:value-type="string" calcext:value-type="string">
            <text:p>0.47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0.16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0.2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0.23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0.12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0.3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0.12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0.50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7.6</text:p>
          </table:table-cell>
          <table:table-cell office:value-type="string" calcext:value-type="string">
            <text:p>0.4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0.49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0.60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0.74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8.6</text:p>
          </table:table-cell>
          <table:table-cell office:value-type="string" calcext:value-type="string">
            <text:p>0.4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0.08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0.33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0.2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0.27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0.26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0.4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0.19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0.89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0.28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81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0.69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0.24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0.57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0.37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20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0.259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0.19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0.68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0.4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0.12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0.2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1.15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0.34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0.92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0.1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0.40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.69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0.73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0.68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0.19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0.55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0.08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0.4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0.40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0.19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0.1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0.69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0.21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0.5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.25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0.48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0.27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13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0.29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0.59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0.78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0.87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0.5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0.20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0.15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0.25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1.28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0.14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38.4</text:p>
          </table:table-cell>
          <table:table-cell office:value-type="string" calcext:value-type="string">
            <text:p>0.24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1.69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3" calcext:value-type="float">
            <text:p>18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0.8</text:p>
          </table:table-cell>
          <table:table-cell office:value-type="string" calcext:value-type="string">
            <text:p>1.46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0.34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0.15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0.36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0.20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0.39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0.14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0.1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.4</text:p>
          </table:table-cell>
          <table:table-cell office:value-type="string" calcext:value-type="string">
            <text:p>0.73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0.23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0.34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0.1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.9</text:p>
          </table:table-cell>
          <table:table-cell office:value-type="string" calcext:value-type="string">
            <text:p>0.16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46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0.15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0.64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0.87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0.14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0.69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0.30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7" calcext:value-type="float">
            <text:p>14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0.17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0.6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0.73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0.13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0.44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0.45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0.26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0.1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0.23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0.46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0.26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0.45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0.14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0.24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0.15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38.9</text:p>
          </table:table-cell>
          <table:table-cell office:value-type="string" calcext:value-type="string">
            <text:p>1.16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0.19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1.29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0.18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1.39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37.6</text:p>
          </table:table-cell>
          <table:table-cell office:value-type="string" calcext:value-type="string">
            <text:p>0.16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37.9</text:p>
          </table:table-cell>
          <table:table-cell office:value-type="string" calcext:value-type="string">
            <text:p>0.63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0.24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0.2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0.23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0.14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0.43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0.16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0.63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0.55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0.28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57.3</text:p>
          </table:table-cell>
          <table:table-cell office:value-type="string" calcext:value-type="string">
            <text:p>0.8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0.58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0.32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0.23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0.26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0.12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0.6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0.3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.6</text:p>
          </table:table-cell>
          <table:table-cell office:value-type="string" calcext:value-type="string">
            <text:p>0.36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0.36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53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4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0.59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0.3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0.18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0.82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0.33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0.85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8" calcext:value-type="float">
            <text:p>158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0.25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39.1</text:p>
          </table:table-cell>
          <table:table-cell office:value-type="string" calcext:value-type="string">
            <text:p>0.88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0.43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0.19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0.12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0.26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25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0.59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0.90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35.9</text:p>
          </table:table-cell>
          <table:table-cell office:value-type="string" calcext:value-type="string">
            <text:p>0.48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0.56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0.90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0.30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0.1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0.17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6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0.17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0.14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0.67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29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0.43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0.44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0.35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0.1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0.82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0.97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0.59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0.4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0.37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0.3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0.28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0.34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9.1</text:p>
          </table:table-cell>
          <table:table-cell office:value-type="string" calcext:value-type="string">
            <text:p>0.25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0.26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0.23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0.49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0.4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0.3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0.14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0.32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0.25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0.64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0.4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0.56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0.28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7.4</text:p>
          </table:table-cell>
          <table:table-cell office:value-type="string" calcext:value-type="string">
            <text:p>0.5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0.60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0.45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0.29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0.78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0.4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0.2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0.73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3" calcext:value-type="float">
            <text:p>153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40.6</text:p>
          </table:table-cell>
          <table:table-cell office:value-type="string" calcext:value-type="string">
            <text:p>1.17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48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0.35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6.3</text:p>
          </table:table-cell>
          <table:table-cell office:value-type="string" calcext:value-type="string">
            <text:p>1.09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" calcext:value-type="float">
            <text:p>187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0.40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0.17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.18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0.26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0.22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43.3</text:p>
          </table:table-cell>
          <table:table-cell office:value-type="string" calcext:value-type="string">
            <text:p>0.2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0.44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1.05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0.39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0.25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0.1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0.27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0.76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0.40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0.14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0.17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0.34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0.24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0.34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0.3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8:14:51.181707100</meta:creation-date>
    <dc:date>2019-02-03T18:20:17.581220161</dc:date>
    <meta:editing-duration>PT5M28S</meta:editing-duration>
    <meta:editing-cycles>1</meta:editing-cycles>
    <meta:generator>LibreOffice/5.4.5.1$Linux_X86_64 LibreOffice_project/40m0$Build-1</meta:generator>
    <meta:document-statistic meta:table-count="1" meta:cell-count="6921" meta:object-count="0"/>
  </office:meta>
</office:document-meta>
</file>